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Oul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53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359999999999999">
            <text:p>98.3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1974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1063; 77; 6</text:p>
          </table:table-cell>
          <table:table-cell table:style-name="ACE-0" office:value-type="string">
            <text:p>Eronen 1974</text:p>
          </table:table-cell>
          <table:table-cell table:style-name="ACE-0" office:value-type="string">
            <text:p>Finland; Finland N; Utajärvi, Ahmasjärvi (Lake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ncylus Lake, late stage (10000-9000 cal BP, 8050-7050 BC)</text:p>
          </table:table-cell>
          <table:table-cell table:style-name="ACE-0" office:value-type="float" office:value="9335">
            <text:p>9335</text:p>
          </table:table-cell>
          <table:table-cell table:style-name="ACE-0" office:value-type="float" office:value="815">
            <text:p>8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Oul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86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26.5">
            <text:p>26.5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3.870000000000005">
            <text:p>93.8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1059; 73; 4</text:p>
          </table:table-cell>
          <table:table-cell table:style-name="ACE-0" office:value-type="string">
            <text:p>Eronen 1974</text:p>
          </table:table-cell>
          <table:table-cell table:style-name="ACE-0" office:value-type="string">
            <text:p>Finland; Finland N; Oulu, Vähä Vuotunki (Lake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465">
            <text:p>465</text:p>
          </table:table-cell>
          <table:table-cell table:number-columns-repeated="230" table:style-name="ACE-0"/>
        </table:table-row>
        <table:table-row table:style-name="AROW-1" table:number-rows-repeated="20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39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00">
          <table:table-cell table:number-columns-repeated="256" table:style-name="ACE-0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8:05:2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